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paragraph-properties fo:margin-left="0cm" fo:margin-right="0cm" fo:margin-top="0cm" fo:margin-bottom="0cm" fo:line-height="138%" fo:text-align="justify" style:justify-single-word="false" fo:text-indent="0cm" style:auto-text-indent="false" style:writing-mode="lr-tb"/>
    </style:style>
    <style:style style:name="T1" style:family="text">
      <style:text-properties style:font-name="ArialMT" fo:font-size="11pt" style:font-name-asian="ArialMT" style:font-size-asian="11pt" style:font-name-complex="ArialMT" style:font-size-complex="11pt"/>
    </style:style>
    <style:style style:name="T2"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Layers Project est une association sans but lucratif ayant le but de promouvoir une manière de penser l'urbanisme que nous considérons très efficace auprès des citoyens et des institutions publiques. C'est un incubateur d'idées et de solutions pour faire face aux défis de la mobilité du 21ieme siècle, notamment car de plus en plus d'humains vivent en ville. <text:span text:style-name="T2">Ceci est donc un site vitrine de notre vision d’une ville parfaitement adaptée à la mobilité. Son but est d'expliquer et d'informer le grand public mais aussi les professionnels et politiques sur ce concept.</text:span> </text:p>
      <text:p text:style-name="Standard"/>
      <text:p text:style-name="Standard">Les cités contemporaines se doivent donc d'être adaptées à un nombre croissant d'habitants tout en proposant une mobilité restant agréable et polyvalente. <text:span text:style-name="T1">Nous défendons donc une nouvelle solution à la mobilité contemporaine en</text:span></text:p>
      <text:p text:style-name="P1"><text:span text:style-name="T1">proposant le concept de séparation des différents types de transports. De ce fait nous mettons en avant la modernité, l'écologie et le confort du transport.</text:span></text:p>
      <text:p text:style-name="Standard"/>
      <text:p text:style-name="Standard">Notre principe le plus important pour une mobilité efficace réside donc en la séparation des flux des différents moyens de transport, car si différents moyens de transport croisent leur chemins, afin de rester sécurisé la voirie se doit d'accorder le temps nécessaire pour chaque type de véhicule différent.</text:p>
      <text:p text:style-name="Standard"/>
      <text:p text:style-name="Standard">Le problème étant que ce moment accordé s'ajoute aux temps de trajet des autres types de véhicules impliqués dans le croisement ce qui au bout du compte ajoute un retard considérable pour chaque trajet.</text:p>
      <text:p text:style-name="Standard"/>
      <text:p text:style-name="Standard">Notre solution : faire en sorte qu'aucun moyen de transport différent n'ait à se croiser, ce qui amène à une optimisation globale de la circulation des véhicules. De plus nous cherchons à rendre les différents transports en commun plus optimisés en pensant leur utilisation adaptée à la manière dont ils sont le plus efficace.</text:p>
      <text:p text:style-name="Standard"/>
      <text:p text:style-name="Standard"><text:s/>Par exemple Le bus est très pratique pour ses utilisateurs sur de courte distances comme à l'intérieur d'un quartier, mais lorsqu'il se doit de traverser une ville entière d'autres véhicules tel le métro le feront plus rapidement, sur des distances de plusieurs centaines de kilomètres le Bus devient encore plus aberrant.</text:p>
      <text:p text:style-name="Standard"/>
      <text:p text:style-name="Standard"/>
      <text:p text:style-name="P2"><text:span text:style-name="T2">Nous sommes deux étudiants enthousiastes qui avons comme ambition de soutenir des projets d’urbanisme ayant pour but de révolutionner la mobilité, c’est ainsi que nous avons créé notre Asbl le 2 octobre 2018. Le site a donc un rôle de fondation et de soutien de notre association. Notre objectif premier est d’inspirer les villes belges à faire peau neuve pour faire face aux défis du siècle à venir.</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s Van Droogenbroeck</meta:initial-creator>
    <meta:creation-date>2018-12-05T23:08:21.94</meta:creation-date>
    <dc:date>2018-12-11T15:15:24.45</dc:date>
    <dc:creator>Josias Van Droogenbroeck</dc:creator>
    <meta:editing-duration>PT2H57M24S</meta:editing-duration>
    <meta:editing-cycles>14</meta:editing-cycles>
    <meta:generator>OpenOffice/4.1.3$Win32 OpenOffice.org_project/413m1$Build-9783</meta:generator>
    <meta:document-statistic meta:table-count="0" meta:image-count="0" meta:object-count="0" meta:page-count="1" meta:paragraph-count="9" meta:word-count="406" meta:character-count="2514"/>
  </office:meta>
</office:document-meta>
</file>